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000000" fo:min-height="16.25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1" style:family="paragraph">
      <loext:graphic-properties draw:fill-color="#000000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5.199cm" svg:height="16.255cm" svg:x="1.401cm" svg:y="2.4cm" presentation:class="subtitle" presentation:user-transformed="true">
          <draw:text-box>
            <text:p>Projekt „E-dziennik nauczyciela”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14cm" svg:x="1cm" svg:y="5.5cm" presentation:class="outline">
          <draw:text-box>
            <text:list text:style-name="L2">
              <text:list-header>
                <text:p>Założenie projektu </text:p>
                <text:p><text:s/></text:p>
                <text:p/>
                <text:p>Stworzenie aplikacji, która będzie pełnić rolę <text:s/>dziennika nauczyciela. 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Podstawowe funkcjonalności programu :</text:p>
              </text:list-header>
              <text:list-item>
                <text:p>Logowanie z odpowiednim dostępem, czyli </text:p>
                <text:p>z uprawnieniami wynikającymi z pełnionej roli,</text:p>
              </text:list-item>
              <text:list-item>
                <text:p>Sprawdzenie ocen ucznia </text:p>
              </text:list-item>
              <text:list-item>
                <text:p>Kontrola jego postępów </text:p>
              </text:list-item>
              <text:list-item>
                <text:p>Możliwość dodawania uczniów/klas/przedmiotów </text:p>
              </text:list-item>
              <text:list-item>
                <text:p>Możliwość usuwania uczniów/klas/ przedmiot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Technologie :</text:p>
                <text:p/>
              </text:list-header>
              <text:list-item>
                <text:p>Biblioteka oraz narzędzie programistyczne zawarte w pakiecie Qt o numerze głównym 5 </text:p>
              </text:list-item>
              <text:list-item>
                <text:p>Bazy danych MySql w wersji 5.7.17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20:49:04.346000000</meta:creation-date>
    <dc:date>2017-01-25T21:19:42.009000000</dc:date>
    <meta:editing-duration>PT9M55S</meta:editing-duration>
    <meta:editing-cycles>1</meta:editing-cycles>
    <meta:document-statistic meta:object-count="48"/>
    <meta:generator>LibreOffice/5.2.3.3$Windows_x86 LibreOffice_project/d54a8868f08a7b39642414cf2c8ef2f228f780cf</meta:generator>
  </office:meta>
</office:document-meta>
</file>